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25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8508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4846in"/>
    </style:style>
    <style:style style:name="co8" style:family="table-column">
      <style:table-column-properties fo:break-before="auto" style:column-width="2.378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3.6346in"/>
    </style:style>
    <style:style style:name="co11" style:family="table-column">
      <style:table-column-properties fo:break-before="auto" style:column-width="2.3134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0.8035in"/>
    </style:style>
    <style:style style:name="co15" style:family="table-column">
      <style:table-column-properties fo:break-before="auto" style:column-width="0.7827in"/>
    </style:style>
    <style:style style:name="co16" style:family="table-column">
      <style:table-column-properties fo:break-before="auto" style:column-width="1.8402in"/>
    </style:style>
    <style:style style:name="co17" style:family="table-column">
      <style:table-column-properties fo:break-before="auto" style:column-width="1.6252in"/>
    </style:style>
    <style:style style:name="co18" style:family="table-column">
      <style:table-column-properties fo:break-before="auto" style:column-width="3.1209in"/>
    </style:style>
    <style:style style:name="co19" style:family="table-column">
      <style:table-column-properties fo:break-before="auto" style:column-width="4.1646in"/>
    </style:style>
    <style:style style:name="co20" style:family="table-column">
      <style:table-column-properties fo:break-before="auto" style:column-width="1.1972in"/>
    </style:style>
    <style:style style:name="co21" style:family="table-column">
      <style:table-column-properties fo:break-before="auto" style:column-width="2.7764in"/>
    </style:style>
    <style:style style:name="co22" style:family="table-column">
      <style:table-column-properties fo:break-before="auto" style:column-width="1.7543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1.8862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1091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7307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3.1299in" fo:break-before="auto" style:use-optimal-row-height="true"/>
    </style:style>
    <style:style style:name="ro17" style:family="table-row">
      <style:table-row-properties style:row-height="2.0417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2.5075in" fo:break-before="auto" style:use-optimal-row-height="true"/>
    </style:style>
    <style:style style:name="ro20" style:family="table-row">
      <style:table-row-properties style:row-height="2.6634in" fo:break-before="auto" style:use-optimal-row-height="true"/>
    </style:style>
    <style:style style:name="ro21" style:family="table-row">
      <style:table-row-properties style:row-height="1.5752in" fo:break-before="auto" style:use-optimal-row-height="tru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178in" fo:break-before="auto" style:use-optimal-row-height="false"/>
    </style:style>
    <style:style style:name="ro26" style:family="table-row">
      <style:table-row-properties style:row-height="0.1681in" fo:break-before="auto" style:use-optimal-row-height="true"/>
    </style:style>
    <style:style style:name="ro27" style:family="table-row">
      <style:table-row-properties style:row-height="0.8909in" fo:break-before="auto" style:use-optimal-row-height="false"/>
    </style:style>
    <style:style style:name="ro28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name-complex="Tahoma2"/>
    </style:style>
    <style:style style:name="ce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/>
    </style:style>
    <style:style style:name="ce15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style:text-position=""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2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ce23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24" style:family="table-cell" style:parent-style-name="Default" style:data-style-name="N201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2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8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bold"/>
    </style:style>
    <style:style style:name="ce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weight="normal"/>
    </style:style>
    <style:style style:name="ce34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normal"/>
    </style:style>
    <style:style style:name="ce38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/>
    </style:style>
    <style:style style:name="ce39" style:family="table-cell" style:parent-style-name="Default" style:data-style-name="N201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</style:style>
    <style:style style:name="ce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59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61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6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fo:background-color="#e6e6ff" fo:wrap-option="wrap" fo:border="0.06pt solid #000000"/>
      <style:text-properties fo:font-size="10pt"/>
    </style:style>
    <style:style style:name="ce7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7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7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7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7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7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8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fo:font-size="10pt"/>
    </style:style>
    <style:style style:name="ce79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80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fo:color="#ffffff" fo:font-weight="bold" style:font-weight-asian="bold" style:font-weight-complex="bold"/>
    </style:style>
    <style:style style:name="ce84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 style:vertical-align="justify" style:vertical-justify="auto"/>
      <style:paragraph-properties fo:text-align="start" fo:margin-left="0in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6" style:family="table-cell" style:parent-style-name="Default">
      <style:text-properties style:font-name="Arial" style:font-name-asian="Lucida Sans Unicode" style:font-name-complex="Tahoma2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  <table:content-validation table:name="val2" table:condition="of:cell-content-is-in-list(&quot;Yes&quot;;&quot;No&quot;)" table:allow-empty-cell="true" table:display-list="unsorted" table:base-cell-address="Summary_Report.G4"/>
        <table:content-validation table:name="val3" table:condition="of:cell-content-is-in-list(&quot;OK&quot;;&quot;NG&quot;)" table:allow-empty-cell="true" table:display-list="unsorted" table:base-cell-address="Summary_Report.H4"/>
      </table:content-validations>
      <table:table table:name="Check_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4"/>
        <table:table-column table:style-name="co3" table:default-cell-style-name="ce15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2" office:value-type="string">
            <text:p>Priority</text:p>
          </table:table-cell>
          <table:table-cell table:style-name="ce12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number-columns-repeated="2" table:style-name="ce13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table:style-name="ce10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2</text:p>
          </table:table-cell>
          <table:table-cell table:style-name="ce10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3</text:p>
          </table:table-cell>
          <table:table-cell table:style-name="ce11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4</text:p>
          </table:table-cell>
          <table:table-cell table:style-name="ce11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5</text:p>
          </table:table-cell>
          <table:table-cell table:style-name="ce11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6</text:p>
          </table:table-cell>
          <table:table-cell table:style-name="ce11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7</text:p>
          </table:table-cell>
          <table:table-cell table:style-name="ce11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8</text:p>
          </table:table-cell>
          <table:table-cell table:style-name="ce11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SEA_01</text:p>
          </table:table-cell>
          <table:table-cell table:style-name="ce11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A_02</text:p>
          </table:table-cell>
          <table:table-cell table:style-name="ce11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T_01</text:p>
          </table:table-cell>
          <table:table-cell table:style-name="ce11" office:value-type="string">
            <text:p>Space Setting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visibility="collapse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1010" table:default-cell-style-name="Default"/>
        <table:table-row table:style-name="ro8">
          <table:table-cell table:style-name="ce22"/>
          <table:table-cell table:style-name="ce28" office:value-type="string">
            <text:p>TEST CASES</text:p>
          </table:table-cell>
          <table:table-cell table:style-name="ce34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8"/>
          <table:table-cell table:style-name="ce59" office:value-type="string">
            <text:p>Passed</text:p>
          </table:table-cell>
          <table:table-cell table:style-name="ce59" table:formula="of:=COUNTIF([.L$7:.L$1001];[.$K1])" office:value-type="float" office:value="0">
            <text:p>0</text:p>
          </table:table-cell>
          <table:table-cell table:style-name="ce59" table:formula="of:=COUNTIF([.M$7:.M$1001];[.$K1])" office:value-type="float" office:value="24">
            <text:p>24</text:p>
          </table:table-cell>
          <table:table-cell table:style-name="ce59" table:formula="of:=COUNTIF([.N$7:.N$1001];[.$K1])" office:value-type="float" office:value="25">
            <text:p>25</text:p>
          </table:table-cell>
          <table:table-cell table:style-name="ce59" table:formula="of:=COUNTIF([.O$7:.O$1001];[.$K1])" office:value-type="float" office:value="0">
            <text:p>0</text:p>
          </table:table-cell>
          <table:table-cell table:style-name="ce58" table:number-columns-repeated="5"/>
          <table:table-cell table:style-name="ce63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29"/>
          <table:table-cell table:style-name="ce35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9"/>
          <table:table-cell table:style-name="ce59" office:value-type="string">
            <text:p>Failed</text:p>
          </table:table-cell>
          <table:table-cell table:style-name="ce59" table:formula="of:=COUNTIF([.L$7:.L$1001];[.$K2])" office:value-type="float" office:value="0">
            <text:p>0</text:p>
          </table:table-cell>
          <table:table-cell table:style-name="ce59" table:formula="of:=COUNTIF([.M$7:.M$1001];[.$K2])" office:value-type="float" office:value="3">
            <text:p>3</text:p>
          </table:table-cell>
          <table:table-cell table:style-name="ce59" table:formula="of:=COUNTIF([.N$7:.N$1001];[.$K2])" office:value-type="float" office:value="2">
            <text:p>2</text:p>
          </table:table-cell>
          <table:table-cell table:style-name="ce59" table:formula="of:=COUNTIF([.O$7:.O$1001];[.$K2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3">
          <table:table-cell table:style-name="ce22"/>
          <table:table-cell table:style-name="ce30" office:value-type="string">
            <text:p>Function List<text:span text:style-name="T3">:</text:span></text:p>
          </table:table-cell>
          <table:table-cell table:style-name="ce22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40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59" office:value-type="string">
            <text:p>Blocked</text:p>
          </table:table-cell>
          <table:table-cell table:style-name="ce59" table:formula="of:=COUNTIF([.L$7:.L$1001];[.$K3])" office:value-type="float" office:value="0">
            <text:p>0</text:p>
          </table:table-cell>
          <table:table-cell table:style-name="ce59" table:formula="of:=COUNTIF([.M$7:.M$1001];[.$K3])" office:value-type="float" office:value="0">
            <text:p>0</text:p>
          </table:table-cell>
          <table:table-cell table:style-name="ce59" table:formula="of:=COUNTIF([.N$7:.N$1001];[.$K3])" office:value-type="float" office:value="0">
            <text:p>0</text:p>
          </table:table-cell>
          <table:table-cell table:style-name="ce59" table:formula="of:=COUNTIF([.O$7:.O$1001];[.$K3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9">
          <table:table-cell table:style-name="ce22"/>
          <table:table-cell table:style-name="ce30" office:value-type="string">
            <text:p>Total main cases:</text:p>
          </table:table-cell>
          <table:table-cell table:style-name="ce36" table:formula="of:=MAX([.A7:.A1096])" office:value-type="float" office:value="49" table:number-columns-spanned="3" table:number-rows-spanned="1">
            <text:p>49</text:p>
          </table:table-cell>
          <table:covered-table-cell table:number-columns-repeated="2" table:style-name="ce41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60" office:value-type="string">
            <text:p>Untested</text:p>
          </table:table-cell>
          <table:table-cell table:style-name="ce59" table:formula="of:=COUNTIF([.L$7:.L$1001];[.$K4])" office:value-type="float" office:value="0">
            <text:p>0</text:p>
          </table:table-cell>
          <table:table-cell table:style-name="ce59" table:formula="of:=COUNTIF([.M$7:.M$1001];[.$K4])" office:value-type="float" office:value="0">
            <text:p>0</text:p>
          </table:table-cell>
          <table:table-cell table:style-name="ce59" table:formula="of:=COUNTIF([.N$7:.N$1001];[.$K4])" office:value-type="float" office:value="0">
            <text:p>0</text:p>
          </table:table-cell>
          <table:table-cell table:style-name="ce59" table:formula="of:=COUNTIF([.O$7:.O$1001];[.$K4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31"/>
          <table:table-cell table:style-name="ce37"/>
          <table:table-cell table:style-name="ce42" table:number-columns-repeated="6"/>
          <table:table-cell table:style-name="ce60"/>
          <table:table-cell table:style-name="ce40" office:value-type="string">
            <text:p>N/A</text:p>
          </table:table-cell>
          <table:table-cell table:style-name="ce59" table:formula="of:=COUNTIF([.L$7:.L$1001];[.$K5])" office:value-type="float" office:value="0">
            <text:p>0</text:p>
          </table:table-cell>
          <table:table-cell table:style-name="ce59" table:formula="of:=COUNTIF([.M$7:.M$1001];[.$K5])" office:value-type="float" office:value="0">
            <text:p>0</text:p>
          </table:table-cell>
          <table:table-cell table:style-name="ce59" table:formula="of:=COUNTIF([.N$7:.N$1001];[.$K5])" office:value-type="float" office:value="0">
            <text:p>0</text:p>
          </table:table-cell>
          <table:table-cell table:style-name="ce59" table:formula="of:=COUNTIF([.O$7:.O$1001];[.$K5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42" table:number-columns-repeated="2"/>
          <table:table-cell table:style-name="ce64" table:number-columns-repeated="206"/>
          <table:table-cell table:number-columns-repeated="798"/>
        </table:table-row>
        <table:table-row table:style-name="ro2">
          <table:table-cell table:style-name="ce23" office:value-type="string">
            <text:p>Case No</text:p>
          </table:table-cell>
          <table:table-cell table:style-name="ce32" office:value-type="string">
            <text:p>Related function</text:p>
          </table:table-cell>
          <table:table-cell table:style-name="ce38" office:value-type="string">
            <text:p>Case ID</text:p>
          </table:table-cell>
          <table:table-cell table:style-name="ce38" office:value-type="string">
            <text:p>Path</text:p>
          </table:table-cell>
          <table:table-cell table:style-name="ce38" office:value-type="string">
            <text:p>Case Name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Step</text:p>
          </table:table-cell>
          <table:table-cell table:style-name="ce38" office:value-type="string">
            <text:p>Expected Result</text:p>
          </table:table-cell>
          <table:table-cell table:style-name="ce38" office:value-type="string">
            <text:p>Priority</text:p>
          </table:table-cell>
          <table:table-cell table:style-name="ce38" office:value-type="string">
            <text:p>Affect</text:p>
          </table:table-cell>
          <table:table-cell table:number-columns-repeated="2" table:style-name="ce61" office:value-type="string">
            <text:p>Tester</text:p>
          </table:table-cell>
          <table:table-cell table:style-name="ce62" office:value-type="string">
            <text:p>IE7</text:p>
          </table:table-cell>
          <table:table-cell table:style-name="ce62" office:value-type="string">
            <text:p>FireFox3.5</text:p>
          </table:table-cell>
          <table:table-cell table:style-name="ce62" office:value-type="string">
            <text:p>Comment/Bug</text:p>
          </table:table-cell>
          <table:table-cell table:style-name="ce61" office:value-type="string">
            <text:p>JIRA issue</text:p>
          </table:table-cell>
          <table:table-cell table:style-name="ce61" office:value-type="string">
            <text:p>Comment</text:p>
          </table:table-cell>
          <table:table-cell table:style-name="ce62" table:number-columns-repeated="3"/>
          <table:table-cell table:style-name="ce27" table:number-columns-repeated="1004"/>
        </table:table-row>
        <table:table-row table:style-name="ro10" table:visibility="filter">
          <table:table-cell table:style-name="ce24" office:value-type="float" office:value="1">
            <text:p>001</text:p>
          </table:table-cell>
          <table:table-cell table:style-name="ce33" office:value-type="string">
            <text:p>SNF_KS_ANS_CAT_01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Basic_Actions</text:p>
          </table:table-cell>
          <table:table-cell table:style-name="ce46" office:value-type="string">
            <text:p>Manage Category(Add/Edit/Delete/Move)</text:p>
          </table:table-cell>
          <table:table-cell table:style-name="ce44" table:content-validation-name="val1" office:value-type="string">
            <text:p>Step 1: Add/Edit/Move/Delete category</text:p>
          </table:table-cell>
          <table:table-cell table:style-name="ce44"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</text:span><text:span text:style-name="T6">on 1 </text:span><text:span text:style-name="T6">category and </text:span><text:span text:style-name="T6">select Edit</text:span></text:p>
            <text:p><text:span text:style-name="T6">- Change </text:span><text:span text:style-name="T6">values</text:span></text:p>
            <text:p><text:span text:style-name="T4">Delete</text:span></text:p>
            <text:p><text:span text:style-name="T7">- Right click </text:span><text:span text:style-name="T7">on 1 </text:span><text:span text:style-name="T7">category and </text:span><text:span text:style-name="T7">select Delete</text:span></text:p>
            <text:p><text:span text:style-name="T4">Move</text:span><text:span text:style-name="T5"> </text:span></text:p>
            <text:p><text:span text:style-name="T7">- Right click </text:span><text:span text:style-name="T7">on 1 </text:span><text:span text:style-name="T7">category and </text:span><text:span text:style-name="T7">select Move</text:span></text:p>
            <text:p><text:span text:style-name="T7">- Choose </text:span><text:span text:style-name="T7">destination </text:span><text:span text:style-name="T7">category</text:span></text:p>
          </table:table-cell>
          <table:table-cell table:style-name="ce44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 table:visibility="filter">
          <table:table-cell table:style-name="ce2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3" office:value-type="string">
            <text:p>SNF_KS_ANS_CAT_02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Drag_Drop</text:p>
          </table:table-cell>
          <table:table-cell table:style-name="ce46" office:value-type="string">
            <text:p>Drag and Drop category</text:p>
          </table:table-cell>
          <table:table-cell table:style-name="ce44" table:content-validation-name="val1" office:value-type="string">
            <text:p>Step 1: Create categories after drag and drop them</text:p>
          </table:table-cell>
          <table:table-cell table:style-name="ce44" office:value-type="string">
            <text:p>- Create some categories </text:p>
            <text:p>- Drag and drop a category into another category</text:p>
          </table:table-cell>
          <table:table-cell table:style-name="ce44" office:value-type="string">
            <text:p>Category is dragged and dropped successfully to selected categ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2" table:visibility="filter">
          <table:table-cell table:style-name="ce2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33" office:value-type="string">
            <text:p>SNF_KS_ANS_CAT_03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Export Import</text:p>
          </table:table-cell>
          <table:table-cell table:style-name="ce46" office:value-type="string">
            <text:p>Export/Import category</text:p>
          </table:table-cell>
          <table:table-cell table:style-name="ce44" table:content-validation-name="val1" office:value-type="string">
            <text:p>Step 1: Create categories after export and import them</text:p>
          </table:table-cell>
          <table:table-cell table:style-name="ce44"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</text:span><text:span text:style-name="T8">on 1 </text:span><text:span text:style-name="T8">category and </text:span><text:span text:style-name="T8">select Import</text:span></text:p>
            <text:p><text:span text:style-name="T8">- Choose the </text:span><text:span text:style-name="T8">file</text:span></text:p>
          </table:table-cell>
          <table:table-cell table:style-name="ce44" office:value-type="string">
            <text:p>Category and its questions are exported/impor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3" table:visibility="filter">
          <table:table-cell table:style-name="ce2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33" office:value-type="string">
            <text:p>SNF_KS_ANS_CAT_04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Watch_Unwatch</text:p>
          </table:table-cell>
          <table:table-cell table:style-name="ce46" office:value-type="string">
            <text:p>Watch/Unwatch category</text:p>
          </table:table-cell>
          <table:table-cell table:style-name="ce44" table:content-validation-name="val1" office:value-type="string">
            <text:p>Step 1: Create category after watch and unwatch them</text:p>
          </table:table-cell>
          <table:table-cell table:style-name="ce44"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table:style-name="ce44" office:value-type="string">
            <text:p>Category is watched/unwatched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4" table:visibility="filter">
          <table:table-cell table:style-name="ce2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33" office:value-type="string">
            <text:p>SNF_KS_ANS_QUE_01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Question\Basic_Actions</text:p>
          </table:table-cell>
          <table:table-cell table:style-name="ce46" office:value-type="string">
            <text:p>Basic action on question(Add/Edit/Delete/Move)</text:p>
          </table:table-cell>
          <table:table-cell table:style-name="ce44" table:content-validation-name="val1" office:value-type="string">
            <text:p>Step 1: Add/Edit/Move/Delete <text:s/>Question</text:p>
          </table:table-cell>
          <table:table-cell table:style-name="ce44" office:value-type="string">
            <text:p><text:span text:style-name="T4">Add </text:span><text:span text:style-name="T4">Question</text:span></text:p>
            <text:p>- Select 1 category and click on Submit question</text:p>
            <text:p>- Put values</text:p>
            <text:p><text:span text:style-name="T4">Edit </text:span><text:span text:style-name="T4">Question</text:span></text:p>
            <text:p>- Right click on a question and select Edit</text:p>
            <text:p>- Change values</text:p>
            <text:p><text:span text:style-name="T4">Delete </text:span><text:span text:style-name="T4">Question</text:span></text:p>
            <text:p><text:span text:style-name="T7">- Right click </text:span><text:span text:style-name="T7">on a </text:span><text:span text:style-name="T7">question and </text:span><text:span text:style-name="T7">select Delete</text:span></text:p>
            <text:p><text:span text:style-name="T4">Move </text:span><text:span text:style-name="T4">Question</text:span></text:p>
            <text:p><text:span text:style-name="T9">- Right click </text:span><text:span text:style-name="T9">on question </text:span><text:span text:style-name="T9">and select </text:span><text:span text:style-name="T9">Move to </text:span></text:p>
            <text:p><text:span text:style-name="T9">- Select </text:span><text:span text:style-name="T9">destination </text:span><text:span text:style-name="T9">category </text:span></text:p>
          </table:table-cell>
          <table:table-cell table:style-name="ce44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 table:visibility="filter">
          <table:table-cell table:style-name="ce2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33" office:value-type="string">
            <text:p>SNF_KS_ANS_QUE_02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Question\Vote</text:p>
          </table:table-cell>
          <table:table-cell table:style-name="ce46" office:value-type="string">
            <text:p>Vote question</text:p>
          </table:table-cell>
          <table:table-cell table:style-name="ce44" table:content-validation-name="val1" office:value-type="string">
            <text:p>Step 1: Vote Question</text:p>
          </table:table-cell>
          <table:table-cell table:style-name="ce44" office:value-type="string">
            <text:p>- Open a question</text:p>
            <text:p>- Vote Question by select number of star</text:p>
          </table:table-cell>
          <table:table-cell table:style-name="ce44" office:value-type="string">
            <text:p>- Question is voted successful.</text:p>
            <text:p>The number of stars are selected set yellow.</text:p>
            <text:p/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 table:visibility="filter">
          <table:table-cell table:style-name="ce2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33" office:value-type="string">
            <text:p>SNF_KS_ANS_QUE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Question\Send</text:p>
          </table:table-cell>
          <table:table-cell table:style-name="ce46" office:value-type="string">
            <text:p>Send to friend</text:p>
          </table:table-cell>
          <table:table-cell table:style-name="ce44" table:content-validation-name="val1" office:value-type="string">
            <text:p>Step 1: Send Question</text:p>
          </table:table-cell>
          <table:table-cell table:style-name="ce44" office:value-type="string">
            <text:p>- Right click on question and send question</text:p>
            <text:p>- Check mail Inbox to see question content, question link</text:p>
          </table:table-cell>
          <table:table-cell table:style-name="ce44" office:value-type="string">
            <text:p>- Mail is sent successful to email address</text:p>
            <text:p>- Content of mail includes Question content &amp; Question link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6" table:visibility="filter">
          <table:table-cell table:style-name="ce2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33" office:value-type="string">
            <text:p>SNF_KS_ANS_QUE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Question\Manage_Question</text:p>
          </table:table-cell>
          <table:table-cell table:style-name="ce46" office:value-type="string">
            <text:p>Manage Question</text:p>
          </table:table-cell>
          <table:table-cell table:style-name="ce49" table:content-validation-name="val1" office:value-type="string">
            <text:p>Step 1: Manage <text:s/>Question</text:p>
          </table:table-cell>
          <table:table-cell table:style-name="ce44" office:value-type="string">
            <text:p>- Click Manage Question in the main menu</text:p>
            <text:p><text:span text:style-name="T4">Approve/dis</text:span><text:span text:style-name="T4">approve</text:span></text:p>
            <text:p><text:span text:style-name="T10">- Select All </text:span><text:span text:style-name="T10">Question tab</text:span></text:p>
            <text:p>- Click Disapprove icon on approved question</text:p>
            <text:p><text:span text:style-name="T8">- Click </text:span><text:span text:style-name="T8">Approve icon </text:span><text:span text:style-name="T8">on </text:span><text:span text:style-name="T8">disapproved </text:span><text:span text:style-name="T8">question</text:span></text:p>
            <text:p><text:span text:style-name="T4">Active/Inacti</text:span><text:span text:style-name="T4">ve</text:span><text:span text:style-name="T5"> </text:span></text:p>
            <text:p><text:span text:style-name="T11">- Select All </text:span><text:span text:style-name="T11">Question tab</text:span></text:p>
            <text:p><text:span text:style-name="T8">- Click </text:span><text:span text:style-name="T8">Inactivate </text:span><text:span text:style-name="T8">icon on </text:span><text:span text:style-name="T8">activated </text:span><text:span text:style-name="T8">question</text:span></text:p>
            <text:p><text:span text:style-name="T8">- Click </text:span><text:span text:style-name="T8">Activate icon </text:span><text:span text:style-name="T8">on inactivate </text:span><text:span text:style-name="T8">question</text:span></text:p>
            <text:p><text:span text:style-name="T4">Answer </text:span><text:span text:style-name="T4">question</text:span></text:p>
            <text:p><text:span text:style-name="T11">- Select </text:span><text:span text:style-name="T11">Open </text:span><text:span text:style-name="T11">Question tab</text:span></text:p>
            <text:p><text:span text:style-name="T8">- Click </text:span><text:span text:style-name="T8">Answer on </text:span><text:span text:style-name="T8">question </text:span><text:span text:style-name="T8">want to </text:span><text:span text:style-name="T8">answer</text:span></text:p>
            <text:p><text:span text:style-name="T8">- Put values</text:span></text:p>
            <text:p><text:span text:style-name="T4">Edit </text:span><text:span text:style-name="T4">question</text:span></text:p>
            <text:p><text:span text:style-name="T11">- Select All </text:span><text:span text:style-name="T11">Question tab</text:span></text:p>
            <text:p><text:span text:style-name="T8">- Click Edit </text:span><text:span text:style-name="T8">on question </text:span><text:span text:style-name="T8">want to edit</text:span></text:p>
            <text:p><text:span text:style-name="T8">- Put values</text:span></text:p>
            <text:p><text:span text:style-name="T4">Delete </text:span><text:span text:style-name="T4">question</text:span></text:p>
            <text:p><text:span text:style-name="T11">- Select All </text:span><text:span text:style-name="T11">Question tab</text:span></text:p>
            <text:p><text:span text:style-name="T8">- Click Edit </text:span><text:span text:style-name="T8">on question </text:span><text:span text:style-name="T8">want to </text:span><text:span text:style-name="T8">delete</text:span></text:p>
          </table:table-cell>
          <table:table-cell table:style-name="ce44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7" table:visibility="filter">
          <table:table-cell table:style-name="ce2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33" office:value-type="string">
            <text:p>SNF_KS_ANS_ANS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Basic_Actions</text:p>
          </table:table-cell>
          <table:table-cell table:style-name="ce46" office:value-type="string">
            <text:p>Basic action on answer (Add/Edit/Delete)</text:p>
          </table:table-cell>
          <table:table-cell table:style-name="ce44" table:content-validation-name="val1" office:value-type="string">
            <text:p>Step 1: Add/Edit/Delete Answer</text:p>
          </table:table-cell>
          <table:table-cell table:style-name="ce44" office:value-type="string">
            <text:p>- Create new question and open it</text:p>
            <text:p><text:span text:style-name="T4"><text:s/></text:span><text:span text:style-name="T4">Add </text:span><text:span text:style-name="T4">answers</text:span></text:p>
            <text:p>- Click Answer button</text:p>
            <text:p>- Put values </text:p>
            <text:p><text:span text:style-name="T4">Edit</text:span></text:p>
            <text:p><text:span text:style-name="T9">- Open </text:span><text:span text:style-name="T9">question </text:span><text:span text:style-name="T9">having </text:span><text:span text:style-name="T9">answers </text:span></text:p>
            <text:p><text:span text:style-name="T9">- Click Edit </text:span><text:span text:style-name="T9">icon in </text:span><text:span text:style-name="T9">answer of </text:span><text:span text:style-name="T9">question</text:span></text:p>
            <text:p><text:span text:style-name="T9">- Put values</text:span></text:p>
            <text:p><text:span text:style-name="T4">Delete</text:span></text:p>
            <text:p><text:span text:style-name="T7">- Open </text:span><text:span text:style-name="T7">question </text:span><text:span text:style-name="T7">having </text:span><text:span text:style-name="T7">answers </text:span></text:p>
            <text:p><text:span text:style-name="T7">- Click Delete </text:span><text:span text:style-name="T7">icon in </text:span><text:span text:style-name="T7">answer of </text:span><text:span text:style-name="T7">question</text:span></text:p>
            <text:p/>
            <text:p/>
          </table:table-cell>
          <table:table-cell table:style-name="ce44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 table:visibility="filter">
          <table:table-cell table:style-name="ce25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33" office:value-type="string">
            <text:p>SNF_KS_ANS_ANS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Rate_And_Sort</text:p>
          </table:table-cell>
          <table:table-cell table:style-name="ce46" office:value-type="string">
            <text:p>Rate/Sort answers</text:p>
          </table:table-cell>
          <table:table-cell table:style-name="ce44" table:content-validation-name="val1" office:value-type="string">
            <text:p>Step 1: Rate and Sort Answer</text:p>
          </table:table-cell>
          <table:table-cell table:style-name="ce44"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table:style-name="ce44" office:value-type="string">
            <text:p>- Answer is rated with index </text:p>
            <text:p>- Answer is sorted by ascending/descending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8" table:visibility="filter">
          <table:table-cell table:style-name="ce2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33" office:value-type="string">
            <text:p>SNF_KS_ANS_ANS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Active_And_Approve</text:p>
          </table:table-cell>
          <table:table-cell table:style-name="ce46" office:value-type="string">
            <text:p>Activate/Approve answer</text:p>
          </table:table-cell>
          <table:table-cell table:style-name="ce49" table:content-validation-name="val1" office:value-type="string">
            <text:p>Step 1: Active and Approve Answer</text:p>
          </table:table-cell>
          <table:table-cell table:style-name="ce44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44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0" table:visibility="filter">
          <table:table-cell table:style-name="ce2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33" office:value-type="string">
            <text:p>SNF_KS_ANS_ANS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Manage_Comment</text:p>
          </table:table-cell>
          <table:table-cell table:style-name="ce46" office:value-type="string">
            <text:p>Manage Comment in Question (Add/Edit/Delete/Promote)</text:p>
          </table:table-cell>
          <table:table-cell table:style-name="ce44" table:content-validation-name="val1" office:value-type="string">
            <text:p>Step 1: Add/Edit/Delete/ Promote comment</text:p>
          </table:table-cell>
          <table:table-cell table:style-name="ce44" office:value-type="string">
            <text:p><text:span text:style-name="T4">Add </text:span><text:span text:style-name="T4">comment in </text:span><text:span text:style-name="T4">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</text:span><text:span text:style-name="T8">question </text:span><text:span text:style-name="T8">having </text:span><text:span text:style-name="T8">comment</text:span></text:p>
            <text:p><text:span text:style-name="T8">- Click Delete </text:span><text:span text:style-name="T8">icon on </text:span><text:span text:style-name="T8">comment</text:span></text:p>
            <text:p><text:span text:style-name="T4">Promote a </text:span><text:span text:style-name="T4">comment</text:span> </text:p>
            <text:p>- Click on promote icon</text:p>
          </table:table-cell>
          <table:table-cell table:style-name="ce44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 table:visibility="filter">
          <table:table-cell table:style-name="ce2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33" office:value-type="string">
            <text:p>SNF_KS_ANS_SEA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Enter a search keyword</text:p>
            <text:p>- Check quick search icon</text:p>
            <text:p/>
          </table:table-cell>
          <table:table-cell table:style-name="ce44" office:value-type="string">
            <text:p>Return search result with items matched key word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 table:visibility="filter">
          <table:table-cell table:style-name="ce2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33" office:value-type="string">
            <text:p>SNF_KS_ANS_SEA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Search_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Open Advanced Search form</text:p>
            <text:p>- Check advanced search in case search in entry, category and both.</text:p>
          </table:table-cell>
          <table:table-cell table:style-name="ce44" office:value-type="string">
            <text:p>Return search result with items matched key word and conditions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3" table:visibility="filter">
          <table:table-cell table:style-name="ce2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33" office:value-type="string">
            <text:p>SNF_KS_ANS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Setting Porlet</text:p>
          </table:table-cell>
          <table:table-cell table:style-name="ce46" office:value-type="string">
            <text:p>Setting Answer porlet</text:p>
          </table:table-cell>
          <table:table-cell table:style-name="ce44" table:content-validation-name="val1" office:value-type="string">
            <text:p>Step 1: Setting porlet from edit mode</text:p>
          </table:table-cell>
          <table:table-cell table:style-name="ce44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4" table:visibility="filter">
          <table:table-cell table:style-name="ce2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33" office:value-type="string">
            <text:p>SNF_KS_FOR_CA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Category\Basic_Actions </text:p>
          </table:table-cell>
          <table:table-cell table:style-name="ce46" office:value-type="string">
            <text:p>Basic action on Category(Add/Edit/Delete)</text:p>
          </table:table-cell>
          <table:table-cell table:style-name="ce44" table:content-validation-name="val1" office:value-type="string">
            <text:p>Step 1: Add/Edit/Delete category</text:p>
          </table:table-cell>
          <table:table-cell table:style-name="ce44" office:value-type="string">
            <text:p><text:span text:style-name="T4">Add </text:span><text:span text:style-name="T4">category</text:span></text:p>
            <text:p>- Go to Forum</text:p>
            <text:p>- Click on Add Category</text:p>
            <text:p>- Put values</text:p>
            <text:p><text:span text:style-name="T4">Edit </text:span><text:span text:style-name="T4">category</text:span></text:p>
            <text:p>- Select 1 category</text:p>
            <text:p>- Click on Manage category → Edit</text:p>
            <text:p>- Put values</text:p>
            <text:p><text:span text:style-name="T4">Delete </text:span><text:span text:style-name="T4">category</text:span></text:p>
            <text:p><text:span text:style-name="T8">- Click on </text:span><text:span text:style-name="T8">Manage </text:span><text:span text:style-name="T8">category → </text:span><text:span text:style-name="T8">Delete</text:span></text:p>
            <text:p><text:span text:style-name="T8">- Click OK on </text:span><text:span text:style-name="T8">confirm </text:span><text:span text:style-name="T8">message</text:span></text:p>
          </table:table-cell>
          <table:table-cell table:style-name="ce44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6" table:visibility="filter">
          <table:table-cell table:style-name="ce2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33" office:value-type="string">
            <text:p>SNF_KS_FOR_CAT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Category\Import_Export</text:p>
          </table:table-cell>
          <table:table-cell table:style-name="ce46" office:value-type="string">
            <text:p>Import/Export category &amp; forum</text:p>
          </table:table-cell>
          <table:table-cell table:style-name="ce44" table:content-validation-name="val1" office:value-type="string">
            <text:p>Step 1: Create categories/forums after drag and drop them</text:p>
          </table:table-cell>
          <table:table-cell table:style-name="ce44" office:value-type="string">
            <text:p><text:span text:style-name="T4">Export </text:span><text:span text:style-name="T4">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</text:span><text:span text:style-name="T12">category</text:span></text:p>
            <text:p><text:span text:style-name="T7">- Go to </text:span><text:span text:style-name="T7">Forum page</text:span></text:p>
            <text:p><text:span text:style-name="T8">- Click on </text:span><text:span text:style-name="T8">Administratio</text:span><text:span text:style-name="T8">n → Import</text:span></text:p>
            <text:p><text:span text:style-name="T8">- Browse a </text:span><text:span text:style-name="T8">file</text:span></text:p>
            <text:p><text:span text:style-name="T8">- Click Save</text:span></text:p>
            <text:p><text:span text:style-name="T4">Export </text:span><text:span text:style-name="T4">forum in </text:span><text:span text:style-name="T4">category</text:span></text:p>
            <text:p><text:span text:style-name="T10">- Select 1 </text:span><text:span text:style-name="T10">category has </text:span><text:span text:style-name="T10">forum(s)</text:span></text:p>
            <text:p><text:span text:style-name="T10">- Click on </text:span><text:span text:style-name="T10">Manage </text:span><text:span text:style-name="T10">Categoy → </text:span><text:span text:style-name="T10">Export </text:span><text:span text:style-name="T10">Forum(s)</text:span></text:p>
            <text:p><text:span text:style-name="T10">- Select </text:span><text:span text:style-name="T10">forum(s) to </text:span><text:span text:style-name="T10">export</text:span></text:p>
            <text:p><text:span text:style-name="T10">- Click Save</text:span></text:p>
            <text:p><text:span text:style-name="T12">Import </text:span><text:span text:style-name="T12">forum in </text:span><text:span text:style-name="T12">category</text:span></text:p>
            <text:p><text:span text:style-name="T11">- Select 1 </text:span><text:span text:style-name="T11">category </text:span></text:p>
            <text:p><text:span text:style-name="T11">- Click on </text:span><text:span text:style-name="T11">Manage </text:span><text:span text:style-name="T11">Categoy </text:span><text:span text:style-name="T11">→Import </text:span><text:span text:style-name="T11">Forum</text:span></text:p>
            <text:p><text:span text:style-name="T11">- Browse a </text:span><text:span text:style-name="T11">file</text:span></text:p>
            <text:p><text:span text:style-name="T11">- Click Save</text:span></text:p>
          </table:table-cell>
          <table:table-cell table:style-name="ce44" office:value-type="string">
            <text:p>Category/Forum is import/export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9">
          <table:table-cell table:style-name="ce25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33" office:value-type="string">
            <text:p>SNF_KS_FOR_FOR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Forum\Basic_Actions</text:p>
          </table:table-cell>
          <table:table-cell table:style-name="ce46" office:value-type="string">
            <text:p>Basic action on Forum(Add/Edit/Delete/Move)</text:p>
          </table:table-cell>
          <table:table-cell table:style-name="ce44" table:content-validation-name="val1" office:value-type="string">
            <text:p>Step 1: Add/Edit/Move/Delete <text:s/>Forum</text:p>
          </table:table-cell>
          <table:table-cell table:style-name="ce50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table:style-name="ce44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7">
          <table:table-cell table:style-name="ce2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33" office:value-type="string">
            <text:p>SNF_KS_FOR_FOR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Forum\More_Actions</text:p>
          </table:table-cell>
          <table:table-cell table:style-name="ce46" office:value-type="string">
            <text:p>More action on Forum(Lock/Unlock/Open/Close)</text:p>
          </table:table-cell>
          <table:table-cell table:style-name="ce44" table:content-validation-name="val1" office:value-type="string">
            <text:p>Step 1: Lock/Unlock/Open/ Close Forum</text:p>
          </table:table-cell>
          <table:table-cell table:style-name="ce44" office:value-type="string">
            <text:p><text:span text:style-name="T4">Lock/Unlock </text:span><text:span text:style-name="T4">forum</text:span> 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</text:span><text:span text:style-name="T8">Lock/Unlock</text:span></text:p>
            <text:p><text:span text:style-name="T4">Open/Close </text:span><text:span text:style-name="T4">forum 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</text:span><text:span text:style-name="T8">Open/Close</text:span></text:p>
            <text:p><text:span text:style-name="T4">Manage </text:span><text:span text:style-name="T4">watch in </text:span><text:span text:style-name="T4">forum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Manage </text:span><text:span text:style-name="T8">Watch</text:span></text:p>
            <text:p><text:span text:style-name="T4">Manage Ban </text:span><text:span text:style-name="T4">IP in forum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Ban Ips</text:span></text:p>
            <text:p><text:span text:style-name="T8">- Put IP </text:span><text:span text:style-name="T8">address</text:span></text:p>
          </table:table-cell>
          <table:table-cell table:style-name="ce44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Failed</text:p>
          </table:table-cell>
          <table:table-cell table:style-name="ce40" office:value-type="string">
            <text:p>KS-4517</text:p>
          </table:table-cell>
          <table:table-cell table:style-name="ce40" table:number-columns-repeated="5"/>
          <table:table-cell table:number-columns-repeated="1004"/>
        </table:table-row>
        <table:table-row table:style-name="ro20">
          <table:table-cell table:style-name="ce25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33" office:value-type="string">
            <text:p>SNF_KS_FOR_TOP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Basic_Actions</text:p>
          </table:table-cell>
          <table:table-cell table:style-name="ce46" office:value-type="string">
            <text:p>Basic action on Topic (Add/Edit/Delete/Move)</text:p>
          </table:table-cell>
          <table:table-cell table:style-name="ce44" table:content-validation-name="val1" office:value-type="string">
            <text:p>Step 1: Add/Edit/Move/Delete <text:s/>Topic</text:p>
          </table:table-cell>
          <table:table-cell table:style-name="ce44"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</text:span><text:span text:style-name="T8">above</text:span></text:p>
            <text:p><text:span text:style-name="T8">- Click More </text:span><text:span text:style-name="T8">Action → </text:span><text:span text:style-name="T8">Delete</text:span></text:p>
            <text:p><text:span text:style-name="T4">Move topic</text:span></text:p>
            <text:p><text:span text:style-name="T8">- Open topic </text:span><text:span text:style-name="T8">above</text:span></text:p>
            <text:p><text:span text:style-name="T8">- Click More </text:span><text:span text:style-name="T8">Action → </text:span><text:span text:style-name="T8">Move</text:span></text:p>
            <text:p><text:span text:style-name="T8">- Choose the </text:span><text:span text:style-name="T8">destination </text:span><text:span text:style-name="T8">forum</text:span></text:p>
          </table:table-cell>
          <table:table-cell table:style-name="ce44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33" office:value-type="string">
            <text:p>SNF_KS_FOR_TOP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More_Actions</text:p>
          </table:table-cell>
          <table:table-cell table:style-name="ce46" office:value-type="string">
            <text:p>More action on Topic</text:p>
          </table:table-cell>
          <table:table-cell table:style-name="ce44" table:content-validation-name="val1" office:value-type="string">
            <text:p>Step 1: Lock/Unlock/Open/ Close</text:p>
          </table:table-cell>
          <table:table-cell table:style-name="ce44" office:value-type="string">
            <text:p>- Open 1 topic</text:p>
            <text:p><text:span text:style-name="T4">Lock/Unlock </text:span><text:span text:style-name="T4">topic</text:span></text:p>
            <text:p>- Click on More action → Lock/Unlock </text:p>
            <text:p><text:span text:style-name="T4">Close/Open </text:span><text:span text:style-name="T4">topic</text:span></text:p>
            <text:p><text:span text:style-name="T8">- Click on </text:span><text:span text:style-name="T8">More action </text:span><text:span text:style-name="T8">→ </text:span><text:span text:style-name="T8">Close/Open</text:span></text:p>
            <text:p><text:span text:style-name="T12"/></text:p>
          </table:table-cell>
          <table:table-cell table:style-name="ce44"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33" office:value-type="string">
            <text:p>SNF_KS_FOR_TOP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Tag</text:p>
          </table:table-cell>
          <table:table-cell table:style-name="ce47" office:value-type="string">
            <text:p>Tag for topic</text:p>
          </table:table-cell>
          <table:table-cell table:style-name="ce49" table:content-validation-name="val1" office:value-type="string">
            <text:p>Step 1: Manage tag on Topic</text:p>
          </table:table-cell>
          <table:table-cell table:style-name="ce51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5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33" office:value-type="string">
            <text:p>SNF_KS_FOR_TOP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Rate</text:p>
          </table:table-cell>
          <table:table-cell table:style-name="ce47" office:value-type="string">
            <text:p>Rate topic</text:p>
          </table:table-cell>
          <table:table-cell table:style-name="ce44" table:content-validation-name="val1" office:value-type="string">
            <text:p>Step 1: Rate Topic</text:p>
          </table:table-cell>
          <table:table-cell table:style-name="ce51" office:value-type="string">
            <text:p>- Open 1 topic</text:p>
            <text:p>- Click on Rate </text:p>
            <text:p>- Move mouse over stars</text:p>
          </table:table-cell>
          <table:table-cell table:style-name="ce51" office:value-type="string">
            <text:p>Topic is rated successfully. The number of stars are selected set yellow.</text:p>
            <text:p><text:span text:style-name="T8"/></text:p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1">
          <table:table-cell table:style-name="ce2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33" office:value-type="string">
            <text:p>SNF_KS_FOR_TOP_05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Manage_Poll</text:p>
          </table:table-cell>
          <table:table-cell table:style-name="ce46" office:value-type="string">
            <text:p>Manage Poll in topic</text:p>
          </table:table-cell>
          <table:table-cell table:style-name="ce49" table:content-validation-name="val1" office:value-type="string">
            <text:p>Step 1: Add/Edit/Remove/ Close/Reopen poll</text:p>
          </table:table-cell>
          <table:table-cell table:style-name="ce44"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</text:span><text:span text:style-name="T4">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table:style-name="ce44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7">
          <table:table-cell table:style-name="ce2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33" office:value-type="string">
            <text:p>SNF_KS_FOR_POS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Post\Basic_Actions</text:p>
          </table:table-cell>
          <table:table-cell table:style-name="ce46" office:value-type="string">
            <text:p>Basic action on Post </text:p>
          </table:table-cell>
          <table:table-cell table:style-name="ce44" table:content-validation-name="val1" office:value-type="string">
            <text:p>Step 1: Add/Edit/Delete post</text:p>
          </table:table-cell>
          <table:table-cell table:style-name="ce44"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</text:span><text:span text:style-name="T4">post</text:span></text:p>
            <text:p>- Click Private button</text:p>
            <text:p><text:span text:style-name="T4">Quote a </text:span><text:span text:style-name="T4">post</text:span></text:p>
            <text:p>- Click on Quote button</text:p>
            <text:p><text:s/></text:p>
          </table:table-cell>
          <table:table-cell table:style-name="ce44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33" office:value-type="string">
            <text:p>SNF_KS_FOR_SEA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Put keyword in Search field</text:p>
            <text:p>- Press Enter or click on Search icon</text:p>
          </table:table-cell>
          <table:table-cell table:style-name="ce44" office:value-type="string">
            <text:p>Return search result with category/forum/topic/post matched key word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3">
          <table:table-cell table:style-name="ce2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33" office:value-type="string">
            <text:p>SNF_KS_FOR_SEA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Search\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44" office:value-type="string">
            <text:p>Return search result with category/forum/topic/post matched key word and conditions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33" office:value-type="string">
            <text:p>SNF_KS_FOR_PRI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Private_Message</text:p>
          </table:table-cell>
          <table:table-cell table:style-name="ce46" office:value-type="string">
            <text:p>Private message</text:p>
          </table:table-cell>
          <table:table-cell table:style-name="ce44" table:content-validation-name="val1" office:value-type="string">
            <text:p>Step 1: Compose/ Reply/Forward message</text:p>
          </table:table-cell>
          <table:table-cell table:style-name="ce44" office:value-type="string">
            <text:p>-Compose/reply/forward message</text:p>
            <text:p>- Check inbox, sent box</text:p>
            <text:p>- Delete message</text:p>
          </table:table-cell>
          <table:table-cell table:style-name="ce44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Failed</text:p>
          </table:table-cell>
          <table:table-cell table:style-name="ce40" office:value-type="string">
            <text:p>KS-4524</text:p>
          </table:table-cell>
          <table:table-cell table:style-name="ce40" table:number-columns-repeated="5"/>
          <table:table-cell table:number-columns-repeated="1004"/>
        </table:table-row>
        <table:table-row table:style-name="ro15" table:visibility="filter">
          <table:table-cell table:style-name="ce2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33" office:value-type="string">
            <text:p>SNF_KS_FOR_BOO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Bookmark</text:p>
          </table:table-cell>
          <table:table-cell table:style-name="ce46" office:value-type="string">
            <text:p>Bookmark </text:p>
          </table:table-cell>
          <table:table-cell table:style-name="ce44" table:content-validation-name="val1" office:value-type="string">
            <text:p>Step 1: Bookmark Category/Forum/ Topic</text:p>
          </table:table-cell>
          <table:table-cell table:style-name="ce44" office:value-type="string">
            <text:p>- Bookmark Category/Forum/Topic</text:p>
          </table:table-cell>
          <table:table-cell table:style-name="ce44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2">
          <table:table-cell table:style-name="ce25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33" office:value-type="string">
            <text:p>SNF_KS_FOR_WA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Watch_Unwatch</text:p>
          </table:table-cell>
          <table:table-cell table:style-name="ce46" office:value-type="string">
            <text:p>Watch&amp;Unwatch category/forum/topic</text:p>
          </table:table-cell>
          <table:table-cell table:style-name="ce44" table:content-validation-name="val1" office:value-type="string">
            <text:p>Step 1: Watch and Unwatch</text:p>
          </table:table-cell>
          <table:table-cell table:style-name="ce44" office:value-type="string">
            <text:p>Watch&amp;Unwatch specify category/forum/topic</text:p>
          </table:table-cell>
          <table:table-cell table:style-name="ce44" office:value-type="string">
            <text:p>Category/forum/topic is watch &amp; unwatch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1">
          <table:table-cell table:style-name="ce25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33" office:value-type="string">
            <text:p>SNF_KS_FOR_USE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User_Setting</text:p>
          </table:table-cell>
          <table:table-cell table:style-name="ce46" office:value-type="string">
            <text:p>User Setting</text:p>
          </table:table-cell>
          <table:table-cell table:style-name="ce44" table:content-validation-name="val1" office:value-type="string">
            <text:p>Step 1: User Setting</text:p>
          </table:table-cell>
          <table:table-cell table:style-name="ce44" office:value-type="string">
            <text:p>- Click on Settings</text:p>
            <text:p><text:span text:style-name="T4">Change </text:span><text:span text:style-name="T4">profile </text:span><text:span text:style-name="T4">information</text:span></text:p>
            <text:p>- Click on Profile tab</text:p>
            <text:p>- Chang profile information</text:p>
            <text:p><text:span text:style-name="T4">Change </text:span><text:span text:style-name="T4">forum </text:span><text:span text:style-name="T4">settings</text:span></text:p>
            <text:p><text:span text:style-name="T8">- Click on </text:span><text:span text:style-name="T8">Forum </text:span><text:span text:style-name="T8">settings tab</text:span></text:p>
            <text:p><text:span text:style-name="T8">- Chang </text:span><text:span text:style-name="T8">forum </text:span><text:span text:style-name="T8">information</text:span></text:p>
            <text:p><text:span text:style-name="T4">Manage my </text:span><text:span text:style-name="T4">subscriptio</text:span><text:span text:style-name="T4">n</text:span></text:p>
            <text:p><text:span text:style-name="T8">- Click on My </text:span><text:span text:style-name="T8">subscriptions </text:span><text:span text:style-name="T8">tab</text:span></text:p>
            <text:p><text:span text:style-name="T8">- Chang </text:span><text:span text:style-name="T8">subscriptions </text:span><text:span text:style-name="T8">information</text:span></text:p>
          </table:table-cell>
          <table:table-cell table:style-name="ce44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3">
          <table:table-cell table:style-name="ce25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33" office:value-type="string">
            <text:p>SNF_KS_FOR_MAN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User_Management</text:p>
          </table:table-cell>
          <table:table-cell table:style-name="ce46" office:value-type="string">
            <text:p>User management</text:p>
          </table:table-cell>
          <table:table-cell table:style-name="ce49" table:content-validation-name="val1" office:value-type="string">
            <text:p>Step 1: Mange users</text:p>
          </table:table-cell>
          <table:table-cell table:style-name="ce44" office:value-type="string">
            <text:p>- Click on Uses</text:p>
            <text:p>- Click Edit icon corresponding with 1 user</text:p>
            <text:p><text:span text:style-name="T4">Change </text:span><text:span text:style-name="T4">user profile</text:span></text:p>
            <text:p>- Click on Profile tab</text:p>
            <text:p>- Change information</text:p>
            <text:p><text:span text:style-name="T4">Change </text:span><text:span text:style-name="T4">user setting</text:span></text:p>
            <text:p><text:span text:style-name="T8">- Click on </text:span><text:span text:style-name="T8">Setting tab</text:span></text:p>
            <text:p><text:span text:style-name="T8">- Change </text:span><text:span text:style-name="T8">information</text:span></text:p>
            <text:p><text:span text:style-name="T4">Ban User</text:span></text:p>
            <text:p><text:span text:style-name="T8">- Click on </text:span><text:span text:style-name="T8">Ban Uses </text:span><text:span text:style-name="T8">tab</text:span></text:p>
            <text:p><text:span text:style-name="T8">- Change </text:span><text:span text:style-name="T8">information</text:span></text:p>
            <text:p><text:span text:style-name="T4">View all </text:span><text:span text:style-name="T4">topics of </text:span><text:span text:style-name="T4">User</text:span></text:p>
            <text:p><text:span text:style-name="T8">- Click on </text:span><text:span text:style-name="T8">Topic tab</text:span></text:p>
            <text:p><text:span text:style-name="T4">View add </text:span><text:span text:style-name="T4">posts by </text:span><text:span text:style-name="T4">User</text:span></text:p>
            <text:p><text:span text:style-name="T8">- Click on </text:span><text:span text:style-name="T8">Posts tab</text:span></text:p>
            <text:p><text:span text:style-name="T8"/></text:p>
            <text:p><text:span text:style-name="T13"/></text:p>
            <text:p/>
          </table:table-cell>
          <table:table-cell table:style-name="ce44" office:value-type="string">
            <text:p>User information is upda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2" table:visibility="filter">
          <table:table-cell table:style-name="ce25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33" office:value-type="string">
            <text:p>SNF_KS_FOR_BBC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Administration\Manage_BB_Code</text:p>
          </table:table-cell>
          <table:table-cell table:style-name="ce46" office:value-type="string">
            <text:p>Manage BB code</text:p>
          </table:table-cell>
          <table:table-cell table:style-name="ce44" table:content-validation-name="val1" office:value-type="string">
            <text:p>Step 1: Add/Edit/Delete BBC</text:p>
          </table:table-cell>
          <table:table-cell table:style-name="ce44" office:value-type="string">
            <text:p>- click on Administration menu and select “BB Code”</text:p>
            <text:p>- Add/edit/Delete BB code</text:p>
          </table:table-cell>
          <table:table-cell table:style-name="ce44" office:value-type="string">
            <text:p>BB code is added/edited/ 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 table:visibility="filter">
          <table:table-cell table:style-name="ce25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33" office:value-type="string">
            <text:p>SNF_KS_FOR_BAN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Administration\Ban_IP</text:p>
          </table:table-cell>
          <table:table-cell table:style-name="ce46" office:value-type="string">
            <text:p>Ban IP</text:p>
          </table:table-cell>
          <table:table-cell table:style-name="ce44" table:content-validation-name="val1" office:value-type="string">
            <text:p>Step 1: Add Ban IP</text:p>
          </table:table-cell>
          <table:table-cell table:style-name="ce44" office:value-type="string">
            <text:p>- click on Administration menu and select “Ban IP”</text:p>
            <text:p>- Add IP into list and click on “Add” </text:p>
          </table:table-cell>
          <table:table-cell table:style-name="ce44" office:value-type="string">
            <text:p>Ban IP is added successfully to list</text:p>
            <text:p>Ban IP user can not add post/create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33" office:value-type="string">
            <text:p>SNF_KS_FOR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Setting_Porlet</text:p>
          </table:table-cell>
          <table:table-cell table:style-name="ce46" office:value-type="string">
            <text:p>Setting Forum porlet</text:p>
          </table:table-cell>
          <table:table-cell table:style-name="ce49" table:content-validation-name="val1" office:value-type="string">
            <text:p>Step 1: Setting Forum porlet from edit mode</text:p>
          </table:table-cell>
          <table:table-cell table:style-name="ce44" office:value-type="string">
            <text:p>- Show/hide category</text:p>
            <text:p>- enable/disable panel</text:p>
            <text:p>- Use/not use ajax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 table:visibility="filter">
          <table:table-cell table:style-name="ce25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33" office:value-type="string">
            <text:p>SNF_KS_FAQ_BRS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AQ\Browse_Category</text:p>
          </table:table-cell>
          <table:table-cell table:style-name="ce46" office:value-type="string">
            <text:p>Browse Category/Sub-category</text:p>
          </table:table-cell>
          <table:table-cell table:style-name="ce44" table:content-validation-name="val1" office:value-type="string">
            <text:p>Step 1: Browse Category and sub category</text:p>
          </table:table-cell>
          <table:table-cell table:style-name="ce44" office:value-type="string">
            <text:p>Browse Category/Sub-category by click on category name</text:p>
          </table:table-cell>
          <table:table-cell table:style-name="ce44" office:value-type="string">
            <text:p>Category is viewed and Question in this category is displayed in lis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2" table:visibility="filter">
          <table:table-cell table:style-name="ce25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33" office:value-type="string">
            <text:p>SNF_KS_FAQ_VIE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AQ\View_Question</text:p>
          </table:table-cell>
          <table:table-cell table:style-name="ce46" office:value-type="string">
            <text:p>View question detail</text:p>
            <text:p/>
          </table:table-cell>
          <table:table-cell table:style-name="ce44" table:content-validation-name="val1" office:value-type="string">
            <text:p>Step 1: View question <text:s/>on FAQ porlet</text:p>
          </table:table-cell>
          <table:table-cell table:style-name="ce44" office:value-type="string">
            <text:p>View question by click on Question's title</text:p>
          </table:table-cell>
          <table:table-cell table:style-name="ce44" office:value-type="string">
            <text:p>Question and Answers in question are displayed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 table:visibility="filter">
          <table:table-cell table:style-name="ce25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33" office:value-type="string">
            <text:p>SNF_KS_FAQ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AQ\Setting_Porlet</text:p>
          </table:table-cell>
          <table:table-cell table:style-name="ce46" office:value-type="string">
            <text:p>Setting FAQ porlet</text:p>
          </table:table-cell>
          <table:table-cell table:style-name="ce49" table:content-validation-name="val1" office:value-type="string">
            <text:p>Step 1: Setting FAQ porlet form edit mode</text:p>
          </table:table-cell>
          <table:table-cell table:style-name="ce44" office:value-type="string">
            <text:p>- Show/hide category</text:p>
            <text:p>- Edit template of FAQ porlet</text:p>
            <text:p>- Use/not use ajax</text:p>
          </table:table-cell>
          <table:table-cell table:style-name="ce44" office:value-type="string">
            <text:p>- Edit template is successful</text:p>
            <text:p>- Selected category is shown/hide in pag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3">
          <table:table-cell table:style-name="ce25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33" office:value-type="string">
            <text:p>SNF_KS_WIK_PAG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Page\Plain Text Editor</text:p>
          </table:table-cell>
          <table:table-cell table:style-name="ce48" office:value-type="string">
            <text:p>Create/Edit/Delete page with Plain Text Editor</text:p>
          </table:table-cell>
          <table:table-cell table:style-name="ce49" table:content-validation-name="val1" office:value-type="string">
            <text:p>Step 1: Create Page with Plained Text Editor</text:p>
          </table:table-cell>
          <table:table-cell table:style-name="ce52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</text:span><text:span text:style-name="T10">toolbar </text:span><text:span text:style-name="T10">action</text:span></text:p>
            <text:p><text:span text:style-name="T10">- Input data </text:span><text:span text:style-name="T10">valid for Title </text:span><text:span text:style-name="T10">page and </text:span><text:span text:style-name="T10">Page's </text:span><text:span text:style-name="T10">content</text:span></text:p>
            <text:p><text:span text:style-name="T10">- Click on </text:span><text:span text:style-name="T13">Save </text:span><text:span text:style-name="T10">icon in </text:span><text:span text:style-name="T10">toolbar</text:span></text:p>
            <text:p><text:span text:style-name="T4">Edit page</text:span></text:p>
            <text:p><text:span text:style-name="T14">- Open an </text:span><text:span text:style-name="T14">existing page </text:span><text:span text:style-name="T14">by clicking </text:span><text:span text:style-name="T14">on page </text:span><text:span text:style-name="T14">name in </text:span><text:span text:style-name="T14">navigation </text:span><text:span text:style-name="T14">tree </text:span></text:p>
            <text:p><text:span text:style-name="T15">- Click on </text:span><text:span text:style-name="T16">Edit</text:span><text:span text:style-name="T17"> icon in </text:span><text:span text:style-name="T17">toolbar</text:span></text:p>
            <text:p><text:span text:style-name="T17">- Change </text:span><text:span text:style-name="T17">content in full </text:span><text:span text:style-name="T17">page and </text:span><text:span text:style-name="T17">click on </text:span><text:span text:style-name="T16">Save </text:span><text:span text:style-name="T17">icon in </text:span><text:span text:style-name="T17">toolbar</text:span></text:p>
            <text:p><text:span text:style-name="T4">Delete page</text:span></text:p>
            <text:p><text:span text:style-name="T18">- Open an </text:span><text:span text:style-name="T18">existing page </text:span><text:span text:style-name="T18">by clicking </text:span><text:span text:style-name="T18">on page </text:span><text:span text:style-name="T18">name in </text:span><text:span text:style-name="T18">navigation </text:span><text:span text:style-name="T18">tree.</text:span></text:p>
            <text:p><text:span text:style-name="T19">- Click on </text:span><text:span text:style-name="T20">Delete </text:span><text:span text:style-name="T21">icon </text:span><text:span text:style-name="T21">in toolbar</text:span></text:p>
            <text:p><text:span text:style-name="T21">- Click on </text:span><text:span text:style-name="T20">OK </text:span><text:span text:style-name="T21">button on </text:span><text:span text:style-name="T21">Confirm </text:span><text:span text:style-name="T21">message </text:span><text:span text:style-name="T21">form</text:span></text:p>
            <text:p><text:span text:style-name="T19">- Click on </text:span><text:span text:style-name="T20">Delete </text:span><text:span text:style-name="T21">icon </text:span><text:span text:style-name="T21">in toolbar</text:span></text:p>
            <text:p><text:span text:style-name="T21">- Click on </text:span><text:span text:style-name="T20">OK </text:span><text:span text:style-name="T21">button on </text:span><text:span text:style-name="T21">Confirm </text:span><text:span text:style-name="T21">message </text:span><text:span text:style-name="T21">form</text:span></text:p>
          </table:table-cell>
          <table:table-cell table:style-name="ce52" office:value-type="string">
            <text:p>Page is added successful and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6">
          <table:table-cell table:style-name="ce25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33" office:value-type="string">
            <text:p>SNF_KS_WIK_PAG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Page\Rich Text Editor</text:p>
          </table:table-cell>
          <table:table-cell table:style-name="ce48" office:value-type="string">
            <text:p>Create Page with Rich Text Editor</text:p>
          </table:table-cell>
          <table:table-cell table:style-name="ce49" table:content-validation-name="val1" office:value-type="string">
            <text:p>Step 1: Create Page with Rich Text Editor</text:p>
          </table:table-cell>
          <table:table-cell table:style-name="ce44" office:value-type="string">
            <text:p><text:span text:style-name="T22">Add page</text:span></text:p>
            <text:p><text:span text:style-name="T15">- Go to wiki </text:span><text:span text:style-name="T15">porlet</text:span></text:p>
            <text:p><text:span text:style-name="T15">- Click on </text:span><text:span text:style-name="T16">Add</text:span><text:span text:style-name="T17"> icon in </text:span><text:span text:style-name="T17">toolbar </text:span><text:span text:style-name="T17">action</text:span></text:p>
            <text:p><text:span text:style-name="T17">- Click on </text:span><text:span text:style-name="T16">Rich Text <text:s/></text:span><text:span text:style-name="T16">Editor </text:span><text:span text:style-name="T17">icon </text:span><text:span text:style-name="T17">in toolbar</text:span></text:p>
            <text:p><text:span text:style-name="T17">- Input data </text:span><text:span text:style-name="T17">valid for Title </text:span><text:span text:style-name="T17">page and </text:span><text:span text:style-name="T17">Page's </text:span><text:span text:style-name="T17">content</text:span></text:p>
            <text:p><text:span text:style-name="T17">- Insert </text:span><text:span text:style-name="T17">image, link, </text:span><text:span text:style-name="T17">table and </text:span><text:span text:style-name="T17">macro... to </text:span><text:span text:style-name="T17">page's </text:span><text:span text:style-name="T17">content</text:span></text:p>
            <text:p><text:span text:style-name="T17">- Click on </text:span><text:span text:style-name="T16">Save </text:span><text:span text:style-name="T17">icon in </text:span><text:span text:style-name="T17">toolbar</text:span></text:p>
            <text:p><text:span text:style-name="T22">Edit page</text:span></text:p>
            <text:p><text:span text:style-name="T14">- Open an </text:span><text:span text:style-name="T14">existing page </text:span><text:span text:style-name="T14">by clicking </text:span><text:span text:style-name="T14">on page </text:span><text:span text:style-name="T14">name in </text:span><text:span text:style-name="T14">navigation </text:span><text:span text:style-name="T14">tree </text:span></text:p>
            <text:p><text:span text:style-name="T15">- Click on </text:span><text:span text:style-name="T16">Edit</text:span><text:span text:style-name="T17"> icon in </text:span><text:span text:style-name="T17">toolbar</text:span></text:p>
            <text:p><text:span text:style-name="T17">- Change </text:span><text:span text:style-name="T17">content in full </text:span><text:span text:style-name="T17">page and </text:span><text:span text:style-name="T17">click on </text:span><text:span text:style-name="T16">Save </text:span><text:span text:style-name="T17">icon in </text:span><text:span text:style-name="T17">toolbar</text:span></text:p>
            <text:p><text:span text:style-name="T22">Delete page</text:span></text:p>
            <text:p><text:span text:style-name="T23">- Open an </text:span><text:span text:style-name="T23">existing page </text:span><text:span text:style-name="T23">by clicking </text:span><text:span text:style-name="T23">on page </text:span><text:span text:style-name="T23">name in </text:span><text:span text:style-name="T23">navigation </text:span><text:span text:style-name="T23">tree.</text:span></text:p>
            <text:p><text:span text:style-name="T24">- Click on </text:span><text:span text:style-name="T25">Delete </text:span><text:span text:style-name="T26">icon </text:span><text:span text:style-name="T26">in toolbar</text:span></text:p>
            <text:p><text:span text:style-name="T26">- Click on </text:span><text:span text:style-name="T25">OK </text:span><text:span text:style-name="T26">button on </text:span><text:span text:style-name="T26">Confirm </text:span><text:span text:style-name="T26">message </text:span><text:span text:style-name="T26">form</text:span></text:p>
            <text:p><text:span text:style-name="T24">- Click on </text:span><text:span text:style-name="T25">Delete </text:span><text:span text:style-name="T26">icon </text:span><text:span text:style-name="T26">in toolbar</text:span></text:p>
            <text:p><text:span text:style-name="T26">- Click on </text:span><text:span text:style-name="T25">OK </text:span><text:span text:style-name="T26">button on </text:span><text:span text:style-name="T26">Confirm </text:span><text:span text:style-name="T26">message </text:span><text:span text:style-name="T26">form</text:span></text:p>
          </table:table-cell>
          <table:table-cell table:style-name="ce44" office:value-type="string">
            <text:p>- A new page is added successful and displayed with properties </text:p>
            <text:p>- This page is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3">
          <table:table-cell table:style-name="ce25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33" office:value-type="string">
            <text:p>SNF_KS_WIK_PAG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Edit\Paragraph</text:p>
          </table:table-cell>
          <table:table-cell table:style-name="ce46" office:value-type="string">
            <text:p>Edit Paragraph in Page</text:p>
          </table:table-cell>
          <table:table-cell table:style-name="ce49" table:content-validation-name="val1" office:value-type="string">
            <text:p>Step 1: Edit Paragraph</text:p>
          </table:table-cell>
          <table:table-cell table:style-name="ce44" office:value-type="string">
            <text:p>- Open an exiting page that contains some paragraphs inside</text:p>
            <text:p>- Click on <text:span text:style-name="T13">Edit</text:span><text:span text:style-name="T10"> icon </text:span><text:span text:style-name="T10">correspondin</text:span><text:span text:style-name="T10">g of </text:span><text:span text:style-name="T10">paragraph </text:span><text:span text:style-name="T10">that you want </text:span><text:span text:style-name="T10">to edit</text:span></text:p>
            <text:p><text:span text:style-name="T10">- Change </text:span><text:span text:style-name="T10">content and </text:span><text:span text:style-name="T10">click on </text:span><text:span text:style-name="T13">Save </text:span><text:span text:style-name="T10">icon in tool </text:span><text:span text:style-name="T10">bar</text:span></text:p>
          </table:table-cell>
          <table:table-cell table:style-name="ce44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33" office:value-type="string">
            <text:p>SNF_KS_WIK_PAG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Rename</text:p>
          </table:table-cell>
          <table:table-cell table:style-name="ce46" office:value-type="string">
            <text:p>Rename Page</text:p>
          </table:table-cell>
          <table:table-cell table:style-name="ce49" table:content-validation-name="val1" office:value-type="string">
            <text:p>Step 1: Rename Page</text:p>
          </table:table-cell>
          <table:table-cell table:style-name="ce44"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44" office:value-type="string">
            <text:p>Selected Page is renamed and new name is displayed in toolbar and navigation tre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33" office:value-type="string">
            <text:p>SNF_KS_WIK_PAG_05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Move</text:p>
          </table:table-cell>
          <table:table-cell table:style-name="ce46" office:value-type="string">
            <text:p>Move Page</text:p>
          </table:table-cell>
          <table:table-cell table:style-name="ce49" table:content-validation-name="val1" office:value-type="string">
            <text:p>Step 1: Move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</text:span><text:span text:style-name="T10">toolbar and </text:span><text:span text:style-name="T10">select </text:span><text:span text:style-name="T13">Move </text:span><text:span text:style-name="T10">action in </text:span><text:span text:style-name="T10">menu</text:span></text:p>
            <text:p><text:span text:style-name="T10">- In Move </text:span><text:span text:style-name="T10">form: Select </text:span><text:span text:style-name="T10">new location </text:span><text:span text:style-name="T10">and click on </text:span><text:span text:style-name="T13">Move </text:span><text:span text:style-name="T10">button</text:span></text:p>
          </table:table-cell>
          <table:table-cell table:style-name="ce55" office:value-type="string">
            <text:p>Selected Page is moved and displayed in new locatio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3">
          <table:table-cell table:style-name="ce25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33" office:value-type="string">
            <text:p>SNF_KS_WIK_PAG_06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Watch</text:p>
          </table:table-cell>
          <table:table-cell table:style-name="ce46" office:value-type="string">
            <text:p>Watch/Unwatch Page</text:p>
          </table:table-cell>
          <table:table-cell table:style-name="ce49" table:content-validation-name="val1" office:value-type="string">
            <text:p>Step 1: Watch/Unwatch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</text:span><text:span text:style-name="T10">toolbar and </text:span><text:span text:style-name="T10">select </text:span><text:span text:style-name="T13">Watch/Unwa</text:span><text:span text:style-name="T13">tch </text:span><text:span text:style-name="T10">action in </text:span><text:span text:style-name="T10">menu</text:span></text:p>
          </table:table-cell>
          <table:table-cell table:style-name="ce44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33" office:value-type="string">
            <text:p>SNF_KS_WIK_PAG_07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Attachment </text:p>
          </table:table-cell>
          <table:table-cell table:style-name="ce46" office:value-type="string">
            <text:p>Attachment</text:p>
          </table:table-cell>
          <table:table-cell table:style-name="ce49" table:content-validation-name="val1" office:value-type="string">
            <text:p>Step 1: Attachment in Page</text:p>
          </table:table-cell>
          <table:table-cell table:style-name="ce44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44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office:value-type="string">
            <text:p>Failed</text:p>
          </table:table-cell>
          <table:table-cell table:style-name="ce40" office:value-type="string">
            <text:p>Passed</text:p>
          </table:table-cell>
          <table:table-cell table:style-name="ce40" office:value-type="string">
            <text:p>KS-4355</text:p>
          </table:table-cell>
          <table:table-cell table:style-name="ce40" table:number-columns-repeated="5"/>
          <table:table-cell table:number-columns-repeated="1004"/>
        </table:table-row>
        <table:table-row table:style-name="ro24">
          <table:table-cell table:style-name="ce25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33" office:value-type="string">
            <text:p>SNF_KS_WIK_PAG_08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Page_Info</text:p>
          </table:table-cell>
          <table:table-cell table:style-name="ce46" office:value-type="string">
            <text:p>Page info</text:p>
          </table:table-cell>
          <table:table-cell table:style-name="ce49" table:content-validation-name="val1" office:value-type="string">
            <text:p>Step 1: Check Page info</text:p>
          </table:table-cell>
          <table:table-cell table:style-name="ce44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44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33" office:value-type="string">
            <text:p>SNF_KS_WIK_SEA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Quick_Search</text:p>
          </table:table-cell>
          <table:table-cell table:style-name="ce46" office:value-type="string">
            <text:p>Quick search</text:p>
          </table:table-cell>
          <table:table-cell table:style-name="ce49" table:content-validation-name="val1" office:value-type="string">
            <text:p>Step 1: Quick Search</text:p>
          </table:table-cell>
          <table:table-cell table:style-name="ce44" office:value-type="string">
            <text:p>- Input keyword matched with properties of existing pages into Search box</text:p>
            <text:p>- Hit <text:span text:style-name="T13">Enter</text:span><text:span text:style-name="T10"> </text:span><text:span text:style-name="T10">key</text:span></text:p>
          </table:table-cell>
          <table:table-cell table:style-name="ce44" office:value-type="string">
            <text:p>The Search Screen is displayed with search criteria form and the results matching keyword into search box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33" office:value-type="string">
            <text:p>SNF_KS_WIK_SEA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Advanced_Search</text:p>
          </table:table-cell>
          <table:table-cell table:style-name="ce46" office:value-type="string">
            <text:p>Advanced search</text:p>
          </table:table-cell>
          <table:table-cell table:style-name="ce49" table:content-validation-name="val1" office:value-type="string">
            <text:p>Step 1: Advanced Search</text:p>
          </table:table-cell>
          <table:table-cell table:style-name="ce44" office:value-type="string">
            <text:p><text:span text:style-name="T8">- Open </text:span><text:span text:style-name="T8">Search </text:span><text:span text:style-name="T8">screen by </text:span><text:span text:style-name="T8">executing </text:span><text:span text:style-name="T8">quick search</text:span></text:p>
            <text:p><text:span text:style-name="T8">- In Search </text:span><text:span text:style-name="T8">screen</text:span><text:span text:style-name="T11"> form: </text:span><text:span text:style-name="T11">input </text:span><text:span text:style-name="T11">keyword, </text:span><text:span text:style-name="T11">select space </text:span><text:span text:style-name="T11">in drop down </text:span><text:span text:style-name="T11">list and click </text:span><text:span text:style-name="T11">on </text:span><text:span text:style-name="T27">Search </text:span><text:span text:style-name="T11">button</text:span></text:p>
          </table:table-cell>
          <table:table-cell table:style-name="ce44" office:value-type="string">
            <text:p>Search result will list pages that matched with keyword and selected spac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1: Manage Template</text:p>
          </table:table-cell>
          <table:table-cell table:style-name="ce44" office:value-type="string">
            <text:p>- Click on <text:span text:style-name="T13">Browse </text:span><text:span text:style-name="T10">at </text:span><text:span text:style-name="T10">top right and </text:span><text:span text:style-name="T10">select </text:span><text:span text:style-name="T13">Space </text:span><text:span text:style-name="T13">Settings </text:span><text:span text:style-name="T10">action</text:span></text:p>
            <text:p><text:span text:style-name="T10">- Click </text:span><text:span text:style-name="T10">Template </text:span><text:span text:style-name="T10">link, Search </text:span><text:span text:style-name="T10">Template</text:span></text:p>
            <text:p><text:span text:style-name="T10">- Add more </text:span><text:span text:style-name="T10">Template</text:span></text:p>
            <text:p><text:span text:style-name="T10">- Preview </text:span><text:span text:style-name="T10">Template</text:span></text:p>
            <text:p><text:span text:style-name="T10">- Delete </text:span><text:span text:style-name="T10">Template</text:span></text:p>
          </table:table-cell>
          <table:table-cell table:style-name="ce44" office:value-type="string">
            <text:p>- Template is added successfully and listed in Template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2: Manage Permissions</text:p>
          </table:table-cell>
          <table:table-cell table:style-name="ce44" office:value-type="string">
            <text:p><text:span text:style-name="T10">- Click </text:span><text:span text:style-name="T10">Permissions </text:span><text:span text:style-name="T10">link</text:span></text:p>
            <text:p><text:span text:style-name="T10">- Add </text:span><text:span text:style-name="T10">Permissions</text:span></text:p>
            <text:p><text:span text:style-name="T10">- Edit </text:span><text:span text:style-name="T10">Permissions</text:span></text:p>
            <text:p><text:span text:style-name="T10">- Delete </text:span><text:span text:style-name="T10">Permissions</text:span></text:p>
          </table:table-cell>
          <table:table-cell table:style-name="ce44" office:value-type="string">
            <text:p>- Add permissions is added successfully and listed in Permissions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" table:number-rows-repeated="9">
          <table:table-cell table:style-name="ce26" table:number-columns-repeated="2"/>
          <table:table-cell table:style-name="ce27"/>
          <table:table-cell table:style-name="ce45" table:number-columns-repeated="3"/>
          <table:table-cell table:style-name="ce53"/>
          <table:table-cell table:style-name="ce45"/>
          <table:table-cell table:style-name="ce57"/>
          <table:table-cell table:style-name="ce45" table:number-columns-repeated="1015"/>
        </table:table-row>
        <table:table-row table:style-name="ro1" table:number-rows-repeated="10">
          <table:table-cell table:style-name="ce27" table:number-columns-repeated="3"/>
          <table:table-cell table:style-name="ce45" table:number-columns-repeated="1021"/>
        </table:table-row>
        <table:table-row table:style-name="ro25" table:number-rows-repeated="27">
          <table:table-cell table:style-name="ce27" table:number-columns-repeated="3"/>
          <table:table-cell table:style-name="ce45" table:number-columns-repeated="1021"/>
        </table:table-row>
        <table:table-row table:style-name="ro26" table:number-rows-repeated="1048473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ummary_Report" table:style-name="ta1" table:print="false">
        <table:table-column table:style-name="co16" table:default-cell-style-name="ce68"/>
        <table:table-column table:style-name="co3" table:default-cell-style-name="ce71"/>
        <table:table-column table:style-name="co17" table:default-cell-style-name="ce73"/>
        <table:table-column table:style-name="co18" table:default-cell-style-name="ce74"/>
        <table:table-column table:style-name="co19" table:default-cell-style-name="ce72"/>
        <table:table-column table:style-name="co3" table:default-cell-style-name="ce78"/>
        <table:table-column table:style-name="co20" table:default-cell-style-name="ce81"/>
        <table:table-column table:style-name="co3" table:default-cell-style-name="ce81"/>
        <table:table-column table:style-name="co21" table:default-cell-style-name="ce84"/>
        <table:table-column table:style-name="co22" table:default-cell-style-name="ce85"/>
        <table:table-column table:style-name="co3" table:default-cell-style-name="Default"/>
        <table:table-row table:style-name="ro7">
          <table:table-cell table:style-name="ce65" office:value-type="string" table:number-columns-spanned="5" table:number-rows-spanned="2">
            <text:p>Knowledge Suite Functionality List</text:p>
            <text:p><text:span text:style-name="T28">Product </text:span><text:span text:style-name="T28">version: </text:span><text:span text:style-name="T28">KS 2.2</text:span></text:p>
          </table:table-cell>
          <table:covered-table-cell table:number-columns-repeated="4" table:style-name="ce69"/>
          <table:table-cell table:style-name="ce70" office:value-type="string" table:number-columns-spanned="1" table:number-rows-spanned="3">
            <text:p>Total cases</text:p>
          </table:table-cell>
          <table:table-cell table:style-name="ce79" office:value-type="string" table:number-columns-spanned="1" table:number-rows-spanned="3">
            <text:p>Selenium Script</text:p>
            <text:p>(Yes/No)</text:p>
          </table:table-cell>
          <table:table-cell table:style-name="ce79" office:value-type="string" table:number-columns-spanned="1" table:number-rows-spanned="3">
            <text:p>Status</text:p>
          </table:table-cell>
          <table:table-cell table:style-name="ce79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27">
          <table:covered-table-cell table:style-name="ce66"/>
          <table:covered-table-cell table:number-columns-repeated="4" table:style-name="ce69"/>
          <table:covered-table-cell table:style-name="ce77"/>
          <table:covered-table-cell table:number-columns-repeated="2" table:style-name="ce80"/>
          <table:covered-table-cell table:style-name="ce83"/>
          <table:table-cell table:style-name="Default"/>
          <table:table-cell/>
        </table:table-row>
        <table:table-row table:style-name="ro7">
          <table:table-cell table:style-name="ce67" office:value-type="string">
            <text:p>Id</text:p>
          </table:table-cell>
          <table:table-cell table:style-name="ce70" office:value-type="string">
            <text:p>Portlet</text:p>
          </table:table-cell>
          <table:table-cell table:style-name="ce70" office:value-type="string">
            <text:p>Functional Group</text:p>
          </table:table-cell>
          <table:table-cell table:style-name="ce70" office:value-type="string">
            <text:p>Functionality</text:p>
          </table:table-cell>
          <table:table-cell table:style-name="ce70" office:value-type="string">
            <text:p>Functionality summary</text:p>
          </table:table-cell>
          <table:covered-table-cell table:style-name="ce77"/>
          <table:covered-table-cell table:number-columns-repeated="2" table:style-name="ce80"/>
          <table:covered-table-cell table:style-name="ce83"/>
          <table:table-cell table:style-name="Default" office:value-type="string">
            <text:p>Total</text:p>
          </table:table-cell>
          <table:table-cell table:formula="of:=COUNTA([.F4:.F100])" office:value-type="float" office:value="49">
            <text:p>49</text:p>
          </table:table-cell>
        </table:table-row>
        <table:table-row table:style-name="ro5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9]=[.$A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Created</text:p>
          </table:table-cell>
          <table:table-cell table:formula="of:=COUNTIF([.G4:.G100];&quot;Yes&quot;)" office:value-type="float" office:value="45">
            <text:p>45</text:p>
          </table:table-cell>
        </table:table-row>
        <table:table-row table:style-name="ro28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9]=[.$A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86" table:formula="of:=COUNTIF([.G4:.G100];&quot;No&quot;)" office:value-type="float" office:value="4">
            <text:p>4</text:p>
          </table:table-cell>
        </table:table-row>
        <table:table-row table:style-name="ro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tlet</text:p>
          </table:table-cell>
          <table:table-cell table:formula="of:=SUMPRODUCT(([SniffTest.B$5:SniffTest.B$1009]=[.$A6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office:value-type="string">
            <text:p>OK</text:p>
          </table:table-cell>
          <table:table-cell table:style-name="ce86" table:formula="of:=COUNTIF([.H4:.H100];&quot;OK&quot;)" office:value-type="float" office:value="40">
            <text:p>40</text:p>
          </table:table-cell>
        </table:table-row>
        <table:table-row table:style-name="ro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9]=[.$A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NG</text:p>
          </table:table-cell>
          <table:table-cell table:style-name="ce86" table:formula="of:=COUNTIF([.H4:.H100];&quot;NG&quot;)" office:value-type="float" office:value="5">
            <text:p>5</text:p>
          </table:table-cell>
        </table:table-row>
        <table:table-row table:style-name="ro22">
          <table:table-cell office:value-type="string">
            <text:p>SNF_KS_ANS_QUE_01</text:p>
          </table:table-cell>
          <table:table-cell table:style-name="ce72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9]=[.$A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2</text:p>
          </table:table-cell>
          <table:table-cell table:style-name="ce72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9]=[.$A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3</text:p>
          </table:table-cell>
          <table:table-cell table:style-name="ce72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9]=[.$A1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9]=[.$A1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9]=[.$A1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9]=[.$A1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9]=[.$A1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9]=[.$A1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9]=[.$A1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9]=[.$A1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tlet Setting</text:p>
          </table:table-cell>
          <table:table-cell office:value-type="string">
            <text:p>Setting Answer portlet</text:p>
          </table:table-cell>
          <table:table-cell office:value-type="string">
            <text:p>Setting answer portlet from edit mode</text:p>
          </table:table-cell>
          <table:table-cell table:formula="of:=SUMPRODUCT(([SniffTest.B$5:SniffTest.B$1009]=[.$A1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9]=[.$A1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tlet</text:p>
          </table:table-cell>
          <table:table-cell table:formula="of:=SUMPRODUCT(([SniffTest.B$5:SniffTest.B$1009]=[.$A20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9]=[.$A2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9]=[.$A2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9]=[.$A2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9]=[.$A2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9]=[.$A2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9]=[.$A2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1</text:p>
          </table:table-cell>
          <table:table-cell table:number-columns-repeated="2"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9]=[.$A2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9]=[.$A2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9]=[.$A2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9]=[.$A3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74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9]=[.$A3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9]=[.$A3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558</text:p>
          </table:table-cell>
          <table:table-cell table:number-columns-repeated="2"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9]=[.$A3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74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9]=[.$A3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74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9]=[.$A3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74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9]=[.$A3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74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9]=[.$A3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office:value-type="string">
            <text:p>Setting Forum portlet</text:p>
          </table:table-cell>
          <table:table-cell office:value-type="string">
            <text:p>Setting Forum portlet</text:p>
          </table:table-cell>
          <table:table-cell office:value-type="string">
            <text:p>Setting properties for Forum portlet </text:p>
          </table:table-cell>
          <table:table-cell table:formula="of:=SUMPRODUCT(([SniffTest.B$5:SniffTest.B$1009]=[.$A3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74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tlet by FAQ</text:p>
          </table:table-cell>
          <table:table-cell table:formula="of:=SUMPRODUCT(([SniffTest.B$5:SniffTest.B$1009]=[.$A3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74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tlet</text:p>
          </table:table-cell>
          <table:table-cell table:formula="of:=SUMPRODUCT(([SniffTest.B$5:SniffTest.B$1009]=[.$A4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74" office:value-type="string">
            <text:p>Setting FAQ portlet</text:p>
          </table:table-cell>
          <table:table-cell office:value-type="string">
            <text:p>Setting FAQ portlet</text:p>
          </table:table-cell>
          <table:table-cell office:value-type="string">
            <text:p>Setting properties of FAQ</text:p>
          </table:table-cell>
          <table:table-cell table:formula="of:=SUMPRODUCT(([SniffTest.B$5:SniffTest.B$1009]=[.$A4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Plain Text Editor</text:p>
          </table:table-cell>
          <table:table-cell office:value-type="string">
            <text:p>Basic action on plan text page</text:p>
          </table:table-cell>
          <table:table-cell table:formula="of:=SUMPRODUCT(([SniffTest.B$5:SniffTest.B$1009]=[.$A4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2</text:p>
          </table:table-cell>
          <table:table-cell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Rich Text Editor</text:p>
          </table:table-cell>
          <table:table-cell office:value-type="string">
            <text:p>Basic action on rich text page</text:p>
          </table:table-cell>
          <table:table-cell table:formula="of:=SUMPRODUCT(([SniffTest.B$5:SniffTest.B$1009]=[.$A4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3</text:p>
          </table:table-cell>
          <table:table-cell office:value-type="string">
            <text:p>Wiki</text:p>
          </table:table-cell>
          <table:table-cell table:style-name="ce74" office:value-type="string">
            <text:p>Edit Page</text:p>
          </table:table-cell>
          <table:table-cell table:style-name="ce75" office:value-type="string">
            <text:p>Edit Paragraph in Page</text:p>
          </table:table-cell>
          <table:table-cell office:value-type="string">
            <text:p>Edit paragraph in page</text:p>
          </table:table-cell>
          <table:table-cell table:formula="of:=SUMPRODUCT(([SniffTest.B$5:SniffTest.B$1009]=[.$A44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WIK_PAG_04</text:p>
          </table:table-cell>
          <table:table-cell office:value-type="string">
            <text:p>Wiki</text:p>
          </table:table-cell>
          <table:table-cell table:style-name="ce74" office:value-type="string">
            <text:p>Rename </text:p>
          </table:table-cell>
          <table:table-cell table:style-name="ce75" office:value-type="string">
            <text:p>Rename Page</text:p>
          </table:table-cell>
          <table:table-cell office:value-type="string">
            <text:p>Rename a page</text:p>
          </table:table-cell>
          <table:table-cell table:formula="of:=SUMPRODUCT(([SniffTest.B$5:SniffTest.B$1009]=[.$A4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5</text:p>
          </table:table-cell>
          <table:table-cell office:value-type="string">
            <text:p>Wiki</text:p>
          </table:table-cell>
          <table:table-cell table:style-name="ce74" office:value-type="string">
            <text:p>Move Page</text:p>
          </table:table-cell>
          <table:table-cell table:style-name="ce75" office:value-type="string">
            <text:p>Move Page</text:p>
          </table:table-cell>
          <table:table-cell office:value-type="string">
            <text:p>Move page to other destination</text:p>
          </table:table-cell>
          <table:table-cell table:formula="of:=SUMPRODUCT(([SniffTest.B$5:SniffTest.B$1009]=[.$A4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6</text:p>
          </table:table-cell>
          <table:table-cell office:value-type="string">
            <text:p>Wiki</text:p>
          </table:table-cell>
          <table:table-cell table:style-name="ce74" office:value-type="string">
            <text:p>Watch/Unwatch Page</text:p>
          </table:table-cell>
          <table:table-cell table:style-name="ce75" office:value-type="string">
            <text:p>Watch/Unwatch Page</text:p>
          </table:table-cell>
          <table:table-cell office:value-type="string">
            <text:p>Watch/unwatch a page</text:p>
          </table:table-cell>
          <table:table-cell table:formula="of:=SUMPRODUCT(([SniffTest.B$5:SniffTest.B$1009]=[.$A4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7</text:p>
          </table:table-cell>
          <table:table-cell office:value-type="string">
            <text:p>Wiki</text:p>
          </table:table-cell>
          <table:table-cell table:style-name="ce74" office:value-type="string">
            <text:p>Attachent</text:p>
          </table:table-cell>
          <table:table-cell table:style-name="ce75" office:value-type="string">
            <text:p>Attachment</text:p>
          </table:table-cell>
          <table:table-cell office:value-type="string">
            <text:p>Manage attachment on page</text:p>
          </table:table-cell>
          <table:table-cell table:formula="of:=SUMPRODUCT(([SniffTest.B$5:SniffTest.B$1009]=[.$A48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WIK_PAG_08</text:p>
          </table:table-cell>
          <table:table-cell office:value-type="string">
            <text:p>Wiki</text:p>
          </table:table-cell>
          <table:table-cell table:style-name="ce74" office:value-type="string">
            <text:p>Page ifo</text:p>
          </table:table-cell>
          <table:table-cell table:style-name="ce75" office:value-type="string">
            <text:p>Page info</text:p>
          </table:table-cell>
          <table:table-cell office:value-type="string">
            <text:p>View page info</text:p>
          </table:table-cell>
          <table:table-cell table:formula="of:=SUMPRODUCT(([SniffTest.B$5:SniffTest.B$1009]=[.$A4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A_01</text:p>
          </table:table-cell>
          <table:table-cell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Quick search</text:p>
          </table:table-cell>
          <table:table-cell office:value-type="string">
            <text:p>Quick search </text:p>
          </table:table-cell>
          <table:table-cell table:formula="of:=SUMPRODUCT(([SniffTest.B$5:SniffTest.B$1009]=[.$A5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A_02</text:p>
          </table:table-cell>
          <table:table-cell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Advanced search</text:p>
          </table:table-cell>
          <table:table-cell office:value-type="string">
            <text:p>Advanced search</text:p>
          </table:table-cell>
          <table:table-cell table:formula="of:=SUMPRODUCT(([SniffTest.B$5:SniffTest.B$1009]=[.$A5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T_01</text:p>
          </table:table-cell>
          <table:table-cell office:value-type="string">
            <text:p>Wiki</text:p>
          </table:table-cell>
          <table:table-cell table:number-columns-repeated="2" table:style-name="ce75" office:value-type="string">
            <text:p>Space Setting</text:p>
          </table:table-cell>
          <table:table-cell office:value-type="string">
            <text:p>Setting for space</text:p>
          </table:table-cell>
          <table:table-cell table:formula="of:=SUMPRODUCT(([SniffTest.B$5:SniffTest.B$1009]=[.$A5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office:value-type="string">
            <text:p>Update Source Code: Merge Space Setting</text:p>
          </table:table-cell>
          <table:table-cell table:number-columns-repeated="2"/>
        </table:table-row>
        <table:table-row table:style-name="ro1" table:number-rows-repeated="10">
          <table:table-cell table:style-name="Default" table:number-columns-repeated="6"/>
          <table:table-cell table:style-name="ce82" table:number-columns-repeated="2"/>
          <table:table-cell table:style-name="ce85"/>
          <table:table-cell table:number-columns-repeated="2"/>
        </table:table-row>
        <table:table-row table:style-name="ro1">
          <table:table-cell table:style-name="Default" table:number-columns-repeated="6"/>
          <table:table-cell table:style-name="ce82" table:number-columns-repeated="2"/>
          <table:table-cell table:style-name="ce85"/>
          <table:table-cell table:number-columns-repeated="2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name="__Anonymous_Sheet_DB__1" table:target-range-address="SniffTest.L1:SniffTest.L56" table:display-filter-buttons="true" table:contains-header="false" table:orientation="column">
          <table:filter>
            <table:filter-or>
              <table:filter-condition table:field-number="11" table:data-type="number" table:value="67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style:vertical-justify="auto"/>
      <style:paragraph-properties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Minh Nguyen</meta:initial-creator>
    <meta:creation-date>2008-12-16T22:10:12</meta:creation-date>
    <dc:date>2012-08-07T16:13:48</dc:date>
    <meta:printed-by>Thanh Cong Nguyen</meta:printed-by>
    <meta:print-date>2009-03-06T17:07:42</meta:print-date>
    <dc:language>en-US</dc:language>
    <meta:editing-cycles>264</meta:editing-cycles>
    <meta:editing-duration>P9DT12H42M35S</meta:editing-duration>
    <meta:document-statistic meta:table-count="3" meta:cell-count="1155" meta:object-count="0"/>
    <meta:user-defined meta:name="Info 1"/>
    <meta:user-defined meta:name="Info 2"/>
    <meta:user-defined meta:name="Info 3"/>
    <meta:user-defined meta:name="Info 4"/>
  </office:meta>
</office:document-meta>
</file>